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false"/>
    </style:style>
    <style:style style:name="ro5" style:family="table-row">
      <style:table-row-properties style:row-height="0.170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420e" fo:border="0.31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4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6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7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0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1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1" office:value-type="string">
            <text:p>2013-04-27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4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4" office:value-type="string">
            <text:p>Säkr ström (A)</text:p>
          </table:table-cell>
          <table:table-cell table:style-name="ce17" office:value-type="string">
            <text:p>Area mm²</text:p>
          </table:table-cell>
        </table:table-row>
        <table:table-row table:style-name="ro5">
          <table:table-cell table:style-name="ce6" office:value-type="float" office:value="1">
            <text:p>1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5">
          <table:table-cell table:style-name="ce6" office:value-type="float" office:value="2">
            <text:p>2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5">
          <table:table-cell table:style-name="ce6" office:value-type="float" office:value="4">
            <text:p>4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5">
          <table:table-cell table:style-name="ce6" office:value-type="float" office:value="5">
            <text:p>5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2"/>
          <table:table-cell table:style-name="ce15"/>
          <table:table-cell table:style-name="ce18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Plint under lock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Huvudbrytare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Jordfelsbrytare för grupp 24-39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Uttag för data under trapp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Brandlarmcentral &amp; uttag bredvid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0" office:value-type="string">
            <text:p>Matning trafo ringklocka &amp; kodlås ute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2pol brytare rum 7 på vägg mot rum 3</text:p>
          </table:table-cell>
          <table:table-cell table:style-name="ce15" office:value-type="float" office:value="10">
            <text:p>10</text:p>
          </table:table-cell>
          <table:table-cell table:style-name="ce18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1" office:value-type="string">
            <text:p>Okänt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2.5">
            <text:p>2.5</text:p>
          </table:table-cell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2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2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Transformator ringklocka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Transformator kodlås utomhus</text:p>
          </table:table-cell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 table:number-rows-repeated="3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6"/>
          <table:table-cell table:style-name="ce10"/>
          <table:table-cell table:style-name="ce15"/>
          <table:table-cell table:style-name="ce18"/>
          <table:table-cell/>
          <table:table-cell table:style-name="ce6"/>
          <table:table-cell table:style-name="ce10"/>
          <table:table-cell table:style-name="ce15"/>
          <table:table-cell table:style-name="ce18"/>
        </table:table-row>
        <table:table-row table:style-name="ro2">
          <table:table-cell table:style-name="ce6"/>
          <table:table-cell/>
          <table:table-cell table:style-name="ce15"/>
          <table:table-cell table:style-name="ce18"/>
          <table:table-cell/>
          <table:table-cell table:style-name="ce6"/>
          <table:table-cell/>
          <table:table-cell table:style-name="ce15"/>
          <table:table-cell table:style-name="ce18"/>
        </table:table-row>
        <table:table-row table:style-name="ro2">
          <table:table-cell table:style-name="ce7"/>
          <table:table-cell table:style-name="ce13"/>
          <table:table-cell table:style-name="ce16"/>
          <table:table-cell table:style-name="ce19"/>
          <table:table-cell/>
          <table:table-cell table:style-name="ce7"/>
          <table:table-cell table:style-name="ce13"/>
          <table:table-cell table:style-name="ce16"/>
          <table:table-cell table:style-name="ce19"/>
        </table:table-row>
        <table:table-row table:style-name="ro2" table:number-rows-repeated="104851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04-28T00:07:32</dc:date>
    <meta:editing-duration>PT1H11M56S</meta:editing-duration>
    <meta:editing-cycles>16</meta:editing-cycles>
    <meta:generator>LibreOffice/3.5$Linux_x86 LibreOffice_project/350m1$Build-2</meta:generator>
    <dc:creator>Stockholm Makerspace</dc:creator>
    <meta:printed-by>Stockholm Makerspace</meta:printed-by>
    <meta:print-date>2013-04-28T00:05:12</meta:print-date>
    <meta:document-statistic meta:table-count="1" meta:cell-count="101" meta:object-count="0"/>
  </office:meta>
</office:document-meta>
</file>